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dings" svg:font-family="Webdings"/>
  </office:font-face-decls>
  <office:automatic-styles>
    <style:style style:name="P1" style:family="paragraph" style:parent-style-name="Frame_20_contents">
      <style:text-properties fo:font-weight="bold" officeooo:paragraph-rsid="00124e1e" style:font-weight-asian="bold" style:font-weight-complex="bold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fo:font-size="8pt" style:font-size-asian="8pt" style:font-size-complex="8pt"/>
    </style:style>
    <style:style style:name="P4" style:family="paragraph" style:parent-style-name="Frame_20_contents">
      <style:paragraph-properties fo:margin-top="1.499cm" fo:margin-bottom="0cm" style:contextual-spacing="false" fo:line-height="150%" fo:padding="0.049cm" fo:border-left="none" fo:border-right="none" fo:border-top="none" fo:border-bottom="1.5pt solid #000000" style:shadow="none">
        <style:tab-stops>
          <style:tab-stop style:position="7.99cm" style:type="right"/>
          <style:tab-stop style:position="12.012cm" style:type="right"/>
          <style:tab-stop style:position="15.011cm" style:type="right"/>
        </style:tab-stops>
      </style:paragraph-properties>
      <style:text-properties fo:font-weight="bold" officeooo:paragraph-rsid="00124e1e" style:font-weight-asian="bold" style:font-weight-complex="bold"/>
    </style:style>
    <style:style style:name="P5" style:family="paragraph" style:parent-style-name="Frame_20_contents">
      <style:paragraph-properties fo:margin-top="0.275cm" fo:margin-bottom="0cm" style:contextual-spacing="false" fo:line-height="150%" fo:padding="0.049cm" fo:border-left="none" fo:border-right="none" fo:border-top="none" fo:border-bottom="1.5pt solid #000000" style:shadow="none">
        <style:tab-stops>
          <style:tab-stop style:position="7.99cm" style:type="right"/>
          <style:tab-stop style:position="12.012cm" style:type="right"/>
          <style:tab-stop style:position="15.011cm" style:type="right"/>
        </style:tab-stops>
      </style:paragraph-properties>
      <style:text-properties officeooo:paragraph-rsid="00124e1e"/>
    </style:style>
    <style:style style:name="P6" style:family="paragraph" style:parent-style-name="Frame_20_contents">
      <style:paragraph-properties fo:margin-top="0cm" fo:margin-bottom="0cm" style:contextual-spacing="false" fo:line-height="150%">
        <style:tab-stops>
          <style:tab-stop style:position="7.99cm" style:type="right"/>
          <style:tab-stop style:position="12.012cm" style:type="right"/>
          <style:tab-stop style:position="15.011cm" style:type="right"/>
        </style:tab-stops>
      </style:paragraph-properties>
      <style:text-properties officeooo:paragraph-rsid="00124e1e"/>
    </style:style>
    <style:style style:name="P7" style:family="paragraph" style:parent-style-name="Frame_20_contents">
      <style:paragraph-properties fo:margin-top="0cm" fo:margin-bottom="0cm" style:contextual-spacing="false" fo:line-height="150%">
        <style:tab-stops>
          <style:tab-stop style:position="7.99cm" style:type="right"/>
          <style:tab-stop style:position="12.012cm" style:type="right"/>
          <style:tab-stop style:position="15.011cm" style:type="right"/>
        </style:tab-stops>
      </style:paragraph-properties>
      <style:text-properties officeooo:rsid="000edd6a" officeooo:paragraph-rsid="00124e1e"/>
    </style:style>
    <style:style style:name="P8" style:family="paragraph" style:parent-style-name="Frame_20_contents">
      <style:text-properties officeooo:rsid="000edd6a" officeooo:paragraph-rsid="000edd6a"/>
    </style:style>
    <style:style style:name="P9" style:family="paragraph" style:parent-style-name="Frame_20_contents">
      <style:text-properties style:font-name="Liberation Serif" officeooo:rsid="000edd6a" officeooo:paragraph-rsid="000edd6a" style:font-name-asian="Webdings" style:font-name-complex="Webdings"/>
    </style:style>
    <style:style style:name="P10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fo:font-size="8pt" officeooo:rsid="000b42a4" officeooo:paragraph-rsid="000b42a4" style:font-size-asian="7pt" style:font-size-complex="8pt"/>
    </style:style>
    <style:style style:name="P11" style:family="paragraph">
      <style:paragraph-properties fo:text-align="center"/>
    </style:style>
    <style:style style:name="T1" style:family="text">
      <style:text-properties style:font-name="Arial Rounded MT Bold" fo:font-size="22pt" style:font-size-asian="22pt" style:font-size-complex="22pt"/>
    </style:style>
    <style:style style:name="T2" style:family="text">
      <style:text-properties style:font-name="Arial Rounded MT Bold" fo:font-size="14pt" style:font-size-asian="14pt" style:font-size-complex="14pt"/>
    </style:style>
    <style:style style:name="T3" style:family="text">
      <style:text-properties officeooo:rsid="000e7105"/>
    </style:style>
    <style:style style:name="T4" style:family="text">
      <style:text-properties officeooo:rsid="00136f62"/>
    </style:style>
    <style:style style:name="T5" style:family="text">
      <style:text-properties fo:font-weight="bold" officeooo:rsid="0011d94f" style:font-weight-asian="bold" style:font-weight-complex="bold"/>
    </style:style>
    <style:style style:name="T6" style:family="text">
      <style:text-properties style:font-name="Webdings" style:font-name-asian="Webdings" style:font-name-complex="Webdings"/>
    </style:style>
    <style:style style:name="T7" style:family="text">
      <style:text-properties style:font-name="Liberation Serif" style:font-name-asian="Webdings" style:font-name-complex="Webdings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left="0.201cm" fo:margin-right="0.201cm" fo:margin-top="0.201cm" fo:margin-bottom="0.201cm" style:protect="size position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2.6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" text:anchor-type="page" text:anchor-page-number="1" svg:x="12.501cm" svg:y="5.001cm" svg:width="7.5cm" draw:z-index="4">
        <draw:text-box fo:min-height="4.001cm">
          <text:p text:style-name="P8"><text:span text:style-name="T6"></text:span><text:span text:style-name="T7"> info@buerger-stb.de</text:span></text:p>
          <text:p text:style-name="P8"><text:span text:style-name="T6"></text:span><text:span text:style-name="T7"> 0700-556100-0</text:span></text:p>
          <text:p text:style-name="P8"><text:span text:style-name="T6"></text:span><text:span text:style-name="T7"> 0700-556100-9</text:span></text:p>
          <text:p text:style-name="P9"/>
          <text:p text:style-name="P9"/>
          <text:p text:style-name="P9"/>
          <text:p text:style-name="P9"/>
          <text:p text:style-name="P9"><text:database-display text:table-name="buerger" text:table-type="query" text:column-name="Datum" text:database-name="dq-er">20.05.2019</text:database-display></text:p>
        </draw:text-box>
      </draw:frame>
      <draw:frame draw:style-name="fr2" draw:name="Rahmen1" text:anchor-type="page" text:anchor-page-number="1" svg:x="2.499cm" svg:y="4.5cm" svg:width="7.999cm" draw:z-index="3">
        <draw:text-box fo:min-height="4.5cm">
          <text:p text:style-name="P10">StB Bürger * Am Schwärzefloß 22 * 64372 Ober-Ramstadt</text:p>
          <text:p text:style-name="Frame_20_contents"/>
          <text:p text:style-name="Frame_20_contents"/>
          <text:p text:style-name="Frame_20_contents">W+J-Ladenbau-OHG</text:p>
          <text:p text:style-name="Frame_20_contents">Hongkong-Macao-Straße 3</text:p>
          <text:p text:style-name="Frame_20_contents">64372 Ober-Ramstadt</text:p>
        </draw:text-box>
      </draw:frame>
      <draw:line text:anchor-type="page" text:anchor-page-number="1" draw:z-index="2" draw:name="Form1" draw:style-name="gr2" draw:text-style-name="P11" svg:x1="0.3cm" svg:y1="10.5cm" svg:x2="1cm" svg:y2="10.5cm">
        <text:p/>
      </draw:line>
      <draw:line text:anchor-type="page" text:anchor-page-number="1" draw:z-index="1" draw:name="Form1" draw:style-name="gr2" draw:text-style-name="P11" svg:x1="0.3cm" svg:y1="21.001cm" svg:x2="1cm" svg:y2="21.001cm">
        <text:p/>
      </draw:line>
      <draw:line text:anchor-type="page" text:anchor-page-number="1" draw:z-index="0" draw:name="Form1" draw:style-name="gr2" draw:text-style-name="P11" svg:x1="0.3cm" svg:y1="14.85cm" svg:x2="1.3cm" svg:y2="14.85cm">
        <text:p/>
      </draw:line>
      <text:p text:style-name="P1"><draw:frame text:anchor-type="paragraph" draw:z-index="5" draw:name="Form2" draw:style-name="gr1" draw:text-style-name="P3" svg:width="16.475cm" svg:height="3.075cm" svg:x="0.037cm" svg:y="-8.04cm"><draw:text-box><text:p text:style-name="P2"><text:span text:style-name="T1">Berthold Bürger StB</text:span></text:p><text:p text:style-name="P2"><text:span text:style-name="T2">Am Schwärzefloß 22</text:span><text:span text:style-name="T2"><text:line-break/></text:span><text:span text:style-name="T2">64372 Ober-Ramstadt</text:span></text:p><text:p text:style-name="P2"><text:span text:style-name="T2"/></text:p></draw:text-box></draw:frame><text:span text:style-name="T3"><text:conditional-text text:condition="ooow:Typ==&quot;RE&quot;" text:string-value-if-true="Rechnung" text:string-value-if-false="Gutschrift">Rechnung</text:conditional-text></text:span><text:span text:style-name="T3">: </text:span><text:span text:style-name="T3"><text:database-display text:table-name="buerger" text:table-type="query" text:column-name="ReNr" text:database-name="dq-er">4560815</text:database-display></text:span></text:p>
      <text:p text:style-name="P4"><text:s/><text:tab/><text:span text:style-name="T4">netto<text:tab/>USt<text:tab/>brutto</text:span></text:p>
      <text:p text:style-name="P5"><text:database-display text:table-name="buerger" text:table-type="query" text:column-name="Bezeichnung1" text:database-name="dq-er">&lt;Bezeichnung1&gt;</text:database-display><text:tab/><text:database-display text:table-name="buerger" text:table-type="query" text:column-name="netto1" text:database-name="dq-er">&lt;netto1&gt;</text:database-display><text:tab/><text:database-display text:table-name="buerger" text:table-type="query" text:column-name="USt1" text:database-name="dq-er">&lt;USt1&gt;</text:database-display><text:tab/><text:database-display text:table-name="buerger" text:table-type="query" text:column-name="brutto1" text:database-name="dq-er">&lt;brutto1&gt;</text:database-display><text:line-break/><text:database-display text:table-name="buerger" text:table-type="query" text:column-name="Bezeichnung2" text:database-name="dq-er">&lt;Bezeichnung2&gt;</text:database-display><text:tab/><text:database-display text:table-name="buerger" text:table-type="query" text:column-name="netto2" text:database-name="dq-er">&lt;netto2&gt;</text:database-display><text:tab/><text:database-display text:table-name="buerger" text:table-type="query" text:column-name="USt2" text:database-name="dq-er">&lt;USt2&gt;</text:database-display><text:tab/><text:database-display text:table-name="buerger" text:table-type="query" text:column-name="brutto2" text:database-name="dq-er">&lt;brutto2&gt;</text:database-display></text:p>
      <text:p text:style-name="P6"><text:span text:style-name="T5">Summe<text:tab/></text:span><text:span text:style-name="T5"><text:database-display text:table-name="buerger" text:table-type="query" text:column-name="G-netto" text:database-name="dq-er">&lt;G-netto&gt;</text:database-display></text:span><text:span text:style-name="T5"><text:tab/></text:span><text:span text:style-name="T5"><text:database-display text:table-name="buerger" text:table-type="query" text:column-name="G-USt" text:database-name="dq-er">&lt;G-USt&gt;</text:database-display></text:span><text:span text:style-name="T5"><text:tab/></text:span><text:span text:style-name="T5"><text:database-display text:table-name="buerger" text:table-type="query" text:column-name="G-brutto" text:database-name="dq-er">&lt;G-brutto&gt;</text:database-display>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9.8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7T13:07:45.245000000</meta:creation-date>
    <meta:editing-duration>PT29M13S</meta:editing-duration>
    <meta:editing-cycles>5</meta:editing-cycles>
    <meta:generator>LibreOffice/24.8.4.2$Linux_X86_64 LibreOffice_project/bb3cfa12c7b1bf994ecc5649a80400d06cd71002</meta:generator>
    <dc:date>2020-07-07T14:11:30.221000000</dc:date>
    <meta:document-statistic meta:table-count="0" meta:image-count="0" meta:object-count="0" meta:page-count="1" meta:paragraph-count="12" meta:word-count="38" meta:character-count="322" meta:non-whitespace-character-count="294"/>
  </office:meta>
</office:document-meta>
</file>